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Helvetica" svg:font-family="Helvetica, Arial, sans-serif"/>
    <style:font-face style:name="Mangal2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Lucida Console" fo:font-size="10pt" style:font-size-asian="10pt" style:font-size-complex="10pt"/>
    </style:style>
    <style:style style:name="P2" style:family="paragraph" style:parent-style-name="Text_20_body">
      <style:text-properties style:font-name="Lucida Console" fo:font-size="10pt" officeooo:rsid="00411365" officeooo:paragraph-rsid="00411365" style:font-size-asian="10pt" style:font-size-complex="10pt"/>
    </style:style>
    <style:style style:name="P3" style:family="paragraph" style:parent-style-name="Text_20_body">
      <style:text-properties style:font-name="Lucida Console" fo:font-size="10pt" officeooo:paragraph-rsid="0044d46b" style:font-size-asian="10pt" style:font-size-complex="10pt"/>
    </style:style>
    <style:style style:name="P4" style:family="paragraph" style:parent-style-name="Text_20_body">
      <style:text-properties style:font-name="Lucida Console" fo:font-size="10pt" officeooo:rsid="0045d0ba" officeooo:paragraph-rsid="0045d0ba" style:font-size-asian="10pt" style:font-size-complex="10pt"/>
    </style:style>
    <style:style style:name="P5" style:family="paragraph" style:parent-style-name="Text_20_body">
      <style:text-properties style:font-name="Lucida Console" fo:font-size="10pt" officeooo:rsid="0045d0ba" officeooo:paragraph-rsid="004cdee8" style:font-size-asian="10pt" style:font-size-complex="10pt"/>
    </style:style>
    <style:style style:name="P6" style:family="paragraph" style:parent-style-name="Text_20_body">
      <style:text-properties style:font-name="Lucida Console" fo:font-size="10pt" officeooo:rsid="00615877" officeooo:paragraph-rsid="00615877" style:font-size-asian="10pt" style:font-size-complex="10pt"/>
    </style:style>
    <style:style style:name="P7" style:family="paragraph" style:parent-style-name="Text_20_body">
      <style:text-properties style:font-name="Lucida Console" fo:font-size="10pt" officeooo:rsid="0063fd51" officeooo:paragraph-rsid="0063fd51" style:font-size-asian="10pt" style:font-size-complex="10pt"/>
    </style:style>
    <style:style style:name="P8" style:family="paragraph" style:parent-style-name="Text_20_body">
      <style:text-properties style:font-name="Lucida Console" fo:font-size="10pt" officeooo:rsid="00640273" officeooo:paragraph-rsid="00640273" style:font-size-asian="10pt" style:font-size-complex="10pt"/>
    </style:style>
    <style:style style:name="P9" style:family="paragraph" style:parent-style-name="Text_20_body">
      <style:text-properties style:font-name="Lucida Console" fo:font-size="10pt" officeooo:rsid="00682590" officeooo:paragraph-rsid="00682590" style:font-size-asian="10pt" style:font-size-complex="10pt"/>
    </style:style>
    <style:style style:name="P10" style:family="paragraph" style:parent-style-name="Text_20_body">
      <style:text-properties style:font-name="Lucida Console" fo:font-size="10pt" officeooo:rsid="006930ba" officeooo:paragraph-rsid="006930ba" style:font-size-asian="10pt" style:font-size-complex="10pt"/>
    </style:style>
    <style:style style:name="P11" style:family="paragraph" style:parent-style-name="Text_20_body">
      <style:text-properties style:font-name="Lucida Console" fo:font-size="10pt" officeooo:rsid="006e193f" officeooo:paragraph-rsid="006e193f" style:font-size-asian="10pt" style:font-size-complex="10pt"/>
    </style:style>
    <style:style style:name="P12" style:family="paragraph" style:parent-style-name="Text_20_body">
      <style:text-properties style:font-name="Lucida Console" fo:font-size="10pt" officeooo:rsid="006ece0f" officeooo:paragraph-rsid="006ece0f" style:font-size-asian="10pt" style:font-size-complex="10pt"/>
    </style:style>
    <style:style style:name="P13" style:family="paragraph" style:parent-style-name="Text_20_body">
      <style:text-properties style:font-name="Lucida Console" fo:font-size="10pt" officeooo:rsid="006f782c" officeooo:paragraph-rsid="006ece0f" style:font-size-asian="10pt" style:font-size-complex="10pt"/>
    </style:style>
    <style:style style:name="P14" style:family="paragraph" style:parent-style-name="Text_20_body">
      <style:text-properties style:font-name="Lucida Console" fo:font-size="10pt" officeooo:rsid="0070eed8" officeooo:paragraph-rsid="0070eed8" style:font-size-asian="10pt" style:font-size-complex="10pt"/>
    </style:style>
    <style:style style:name="P15" style:family="paragraph" style:parent-style-name="Text_20_body">
      <style:text-properties style:font-name="Lucida Console" fo:font-size="10pt" fo:font-weight="bold" officeooo:rsid="0073023e" officeooo:paragraph-rsid="0073023e" style:font-size-asian="10pt" style:font-weight-asian="bold" style:font-size-complex="10pt" style:font-weight-complex="bold"/>
    </style:style>
    <style:style style:name="P16" style:family="paragraph" style:parent-style-name="Text_20_body">
      <style:text-properties style:font-name="Lucida Console" fo:font-size="10pt" fo:font-weight="bold" officeooo:rsid="00778275" officeooo:paragraph-rsid="00778275" style:font-size-asian="10pt" style:font-weight-asian="bold" style:font-size-complex="10pt" style:font-weight-complex="bold"/>
    </style:style>
    <style:style style:name="P17" style:family="paragraph" style:parent-style-name="Text_20_body">
      <style:text-properties style:font-name="Lucida Console" fo:font-size="10pt" fo:font-weight="normal" officeooo:rsid="006d2be3" officeooo:paragraph-rsid="006930ba" style:font-size-asian="10pt" style:font-weight-asian="normal" style:font-size-complex="10pt" style:font-weight-complex="normal"/>
    </style:style>
    <style:style style:name="P18" style:family="paragraph" style:parent-style-name="Text_20_body">
      <style:text-properties style:font-name="Lucida Console" fo:font-size="10pt" fo:font-weight="normal" officeooo:rsid="006ece0f" officeooo:paragraph-rsid="006e193f" style:font-size-asian="10pt" style:font-weight-asian="normal" style:font-size-complex="10pt" style:font-weight-complex="normal"/>
    </style:style>
    <style:style style:name="P19" style:family="paragraph" style:parent-style-name="Text_20_body">
      <style:text-properties style:font-name="Lucida Console" fo:font-size="10pt" fo:font-weight="normal" officeooo:rsid="006ece0f" officeooo:paragraph-rsid="006ece0f" style:font-size-asian="10pt" style:font-weight-asian="normal" style:font-size-complex="10pt" style:font-weight-complex="normal"/>
    </style:style>
    <style:style style:name="P20" style:family="paragraph" style:parent-style-name="Text_20_body">
      <style:text-properties style:font-name="Lucida Console" fo:font-size="10pt" fo:font-weight="normal" officeooo:rsid="006f782c" officeooo:paragraph-rsid="006ece0f" style:font-size-asian="10pt" style:font-weight-asian="normal" style:font-size-complex="10pt" style:font-weight-complex="normal"/>
    </style:style>
    <style:style style:name="P21" style:family="paragraph" style:parent-style-name="Text_20_body">
      <style:text-properties style:font-name="Lucida Console" fo:font-size="10pt" fo:font-weight="normal" officeooo:rsid="006fb7d7" officeooo:paragraph-rsid="006ece0f" style:font-size-asian="10pt" style:font-weight-asian="normal" style:font-size-complex="10pt" style:font-weight-complex="normal"/>
    </style:style>
    <style:style style:name="P22" style:family="paragraph" style:parent-style-name="Text_20_body">
      <style:text-properties style:font-name="Lucida Console" fo:font-size="10pt" fo:font-weight="normal" officeooo:rsid="0073023e" officeooo:paragraph-rsid="0073023e" style:font-size-asian="10pt" style:font-weight-asian="normal" style:font-size-complex="10pt" style:font-weight-complex="normal"/>
    </style:style>
    <style:style style:name="P23" style:family="paragraph" style:parent-style-name="Text_20_body">
      <style:text-properties style:font-name="Lucida Console" fo:font-size="10pt" fo:font-weight="normal" officeooo:rsid="006e193f" officeooo:paragraph-rsid="006e193f" style:font-size-asian="10pt" style:font-weight-asian="normal" style:font-size-complex="10pt" style:font-weight-complex="normal"/>
    </style:style>
    <style:style style:name="P24" style:family="paragraph" style:parent-style-name="Text_20_body">
      <style:text-properties style:font-name="Lucida Console" fo:font-size="10pt" fo:font-weight="normal" officeooo:rsid="006930ba" officeooo:paragraph-rsid="006930ba" style:font-size-asian="10pt" style:font-weight-asian="normal" style:font-size-complex="10pt" style:font-weight-complex="normal"/>
    </style:style>
    <style:style style:name="P25" style:family="paragraph" style:parent-style-name="Text_20_body">
      <style:text-properties style:font-name="Lucida Console" fo:font-size="10pt" fo:font-weight="normal" officeooo:rsid="00765e48" officeooo:paragraph-rsid="00765e48" style:font-size-asian="10pt" style:font-weight-asian="normal" style:font-size-complex="10pt" style:font-weight-complex="normal"/>
    </style:style>
    <style:style style:name="P26" style:family="paragraph" style:parent-style-name="Text_20_body">
      <style:text-properties style:font-name="Lucida Console" fo:font-size="10pt" fo:font-weight="normal" officeooo:rsid="00778275" officeooo:paragraph-rsid="00778275" style:font-size-asian="10pt" style:font-weight-asian="normal" style:font-size-complex="10pt" style:font-weight-complex="normal"/>
    </style:style>
    <style:style style:name="P27" style:family="paragraph" style:parent-style-name="Text_20_body">
      <style:text-properties style:font-name="Lucida Console" fo:font-size="10pt" fo:font-style="italic" style:font-size-asian="10pt" style:font-style-asian="italic" style:font-size-complex="10pt" style:font-style-complex="italic"/>
    </style:style>
    <style:style style:name="P28" style:family="paragraph" style:parent-style-name="Text_20_body">
      <style:text-properties style:font-name="Lucida Console" fo:font-size="10pt" fo:font-style="italic" officeooo:rsid="0044d46b" officeooo:paragraph-rsid="0044d46b" style:font-size-asian="10pt" style:font-style-asian="italic" style:font-size-complex="10pt" style:font-style-complex="italic"/>
    </style:style>
    <style:style style:name="P29" style:family="paragraph" style:parent-style-name="Text_20_body">
      <style:text-properties style:font-name="Lucida Console" fo:font-size="10pt" fo:font-style="italic" officeooo:rsid="00411365" officeooo:paragraph-rsid="00411365" style:font-size-asian="10pt" style:font-style-asian="italic" style:font-size-complex="10pt" style:font-style-complex="italic"/>
    </style:style>
    <style:style style:name="P30" style:family="paragraph" style:parent-style-name="Text_20_body">
      <style:text-properties style:font-name="Lucida Console" fo:font-size="10pt" fo:font-style="italic" officeooo:rsid="003fe46f" style:font-size-asian="10pt" style:font-style-asian="italic" style:font-size-complex="10pt" style:font-style-complex="italic"/>
    </style:style>
    <style:style style:name="P31" style:family="paragraph" style:parent-style-name="Text_20_body">
      <style:text-properties style:font-name="Lucida Console" fo:font-size="10pt" fo:font-style="italic" officeooo:rsid="00438a0e" officeooo:paragraph-rsid="00438a0e" style:font-size-asian="10pt" style:font-style-asian="italic" style:font-size-complex="10pt" style:font-style-complex="italic"/>
    </style:style>
    <style:style style:name="P32" style:family="paragraph" style:parent-style-name="Text_20_body">
      <style:text-properties style:font-name="Lucida Console" fo:font-size="10pt" fo:font-style="italic" officeooo:rsid="0045d0ba" officeooo:paragraph-rsid="0045d0ba" style:font-size-asian="10pt" style:font-style-asian="italic" style:font-size-complex="10pt" style:font-style-complex="italic"/>
    </style:style>
    <style:style style:name="P33" style:family="paragraph" style:parent-style-name="Text_20_body">
      <style:text-properties style:font-name="Lucida Console" fo:font-size="10pt" fo:font-style="italic" officeooo:rsid="004b5076" officeooo:paragraph-rsid="004b5076" style:font-size-asian="10pt" style:font-style-asian="italic" style:font-size-complex="10pt" style:font-style-complex="italic"/>
    </style:style>
    <style:style style:name="P34" style:family="paragraph" style:parent-style-name="Text_20_body">
      <style:text-properties style:font-name="Lucida Console" fo:font-size="10pt" fo:font-style="italic" officeooo:rsid="004cdee8" officeooo:paragraph-rsid="004cdee8" style:font-size-asian="10pt" style:font-style-asian="italic" style:font-size-complex="10pt" style:font-style-complex="italic"/>
    </style:style>
    <style:style style:name="P35" style:family="paragraph" style:parent-style-name="Text_20_body">
      <style:text-properties style:font-name="Lucida Console" fo:font-size="10pt" fo:font-style="italic" officeooo:rsid="004f53fc" officeooo:paragraph-rsid="004f53fc" style:font-size-asian="10pt" style:font-style-asian="italic" style:font-size-complex="10pt" style:font-style-complex="italic"/>
    </style:style>
    <style:style style:name="P36" style:family="paragraph" style:parent-style-name="Text_20_body">
      <style:text-properties style:font-name="Lucida Console" fo:font-size="10pt" fo:font-style="italic" officeooo:rsid="005c2547" officeooo:paragraph-rsid="005c2547" style:font-size-asian="10pt" style:font-style-asian="italic" style:font-size-complex="10pt" style:font-style-complex="italic"/>
    </style:style>
    <style:style style:name="P37" style:family="paragraph" style:parent-style-name="Text_20_body">
      <style:text-properties style:font-name="Lucida Console" fo:font-size="10pt" fo:font-style="italic" officeooo:rsid="005fa84b" officeooo:paragraph-rsid="005fa84b" style:font-size-asian="10pt" style:font-style-asian="italic" style:font-size-complex="10pt" style:font-style-complex="italic"/>
    </style:style>
    <style:style style:name="P38" style:family="paragraph" style:parent-style-name="Text_20_body">
      <style:text-properties style:font-name="Lucida Console" fo:font-size="10pt" fo:font-style="italic" fo:font-weight="bold" officeooo:rsid="0056b422" officeooo:paragraph-rsid="0044d46b" style:font-size-asian="10pt" style:font-style-asian="italic" style:font-weight-asian="bold" style:font-size-complex="10pt" style:font-style-complex="italic" style:font-weight-complex="bold"/>
    </style:style>
    <style:style style:name="P39" style:family="paragraph" style:parent-style-name="Text_20_body">
      <style:text-properties style:font-name="Lucida Console" fo:font-size="10pt" fo:font-style="italic" fo:font-weight="normal" officeooo:rsid="0052f1cd" officeooo:paragraph-rsid="0052f1cd" style:font-size-asian="10pt" style:font-style-asian="italic" style:font-weight-asian="normal" style:font-size-complex="10pt" style:font-style-complex="italic" style:font-weight-complex="normal"/>
    </style:style>
    <style:style style:name="P40" style:family="paragraph" style:parent-style-name="Text_20_body">
      <style:text-properties style:font-name="Lucida Console" fo:font-size="10pt" fo:font-style="italic" fo:font-weight="normal" officeooo:rsid="004e3c1f" officeooo:paragraph-rsid="00531940" style:font-size-asian="10pt" style:font-style-asian="italic" style:font-weight-asian="normal" style:font-size-complex="10pt" style:font-style-complex="italic" style:font-weight-complex="normal"/>
    </style:style>
    <style:style style:name="P41" style:family="paragraph" style:parent-style-name="Text_20_body">
      <style:text-properties style:font-name="Lucida Console" fo:font-size="10pt" fo:font-style="italic" fo:font-weight="normal" officeooo:rsid="0057dfd9" officeooo:paragraph-rsid="0057dfd9" style:font-size-asian="10pt" style:font-style-asian="italic" style:font-weight-asian="normal" style:font-size-complex="10pt" style:font-style-complex="italic" style:font-weight-complex="normal"/>
    </style:style>
    <style:style style:name="P42" style:family="paragraph" style:parent-style-name="Text_20_body">
      <style:text-properties style:font-name="Lucida Console" fo:font-size="10pt" fo:font-style="italic" fo:font-weight="normal" officeooo:rsid="0058c038" officeooo:paragraph-rsid="0058c038" style:font-size-asian="10pt" style:font-style-asian="italic" style:font-weight-asian="normal" style:font-size-complex="10pt" style:font-style-complex="italic" style:font-weight-complex="normal"/>
    </style:style>
    <style:style style:name="P43" style:family="paragraph" style:parent-style-name="Text_20_body">
      <style:text-properties style:font-name="Lucida Console" fo:font-size="10pt" fo:font-style="italic" fo:font-weight="normal" officeooo:rsid="005977e2" officeooo:paragraph-rsid="005977e2" style:font-size-asian="10pt" style:font-style-asian="italic" style:font-weight-asian="normal" style:font-size-complex="10pt" style:font-style-complex="italic" style:font-weight-complex="normal"/>
    </style:style>
    <style:style style:name="P44" style:family="paragraph" style:parent-style-name="Text_20_body">
      <style:text-properties style:font-name="Lucida Console" fo:font-size="10pt" fo:font-style="italic" fo:font-weight="normal" officeooo:rsid="005977e2" officeooo:paragraph-rsid="0084bc2f" style:font-size-asian="10pt" style:font-style-asian="italic" style:font-weight-asian="normal" style:font-size-complex="10pt" style:font-style-complex="italic" style:font-weight-complex="normal"/>
    </style:style>
    <style:style style:name="P45" style:family="paragraph" style:parent-style-name="Text_20_body">
      <style:text-properties style:font-name="Lucida Console" fo:font-size="10pt" fo:font-style="italic" fo:font-weight="normal" officeooo:rsid="0059c80a" officeooo:paragraph-rsid="0059c80a" style:font-size-asian="10pt" style:font-style-asian="italic" style:font-weight-asian="normal" style:font-size-complex="10pt" style:font-style-complex="italic" style:font-weight-complex="normal"/>
    </style:style>
    <style:style style:name="P46" style:family="paragraph" style:parent-style-name="Text_20_body">
      <style:text-properties style:font-name="Lucida Console" fo:font-size="10pt" fo:font-style="italic" fo:font-weight="normal" officeooo:rsid="005c2547" officeooo:paragraph-rsid="0084bc2f" style:font-size-asian="10pt" style:font-style-asian="italic" style:font-weight-asian="normal" style:font-size-complex="10pt" style:font-style-complex="italic" style:font-weight-complex="normal"/>
    </style:style>
    <style:style style:name="P47" style:family="paragraph" style:parent-style-name="Text_20_body">
      <style:text-properties style:font-name="Lucida Console" fo:font-size="10pt" fo:font-style="italic" fo:font-weight="normal" officeooo:rsid="005c2547" officeooo:paragraph-rsid="005c2547" style:font-size-asian="10pt" style:font-style-asian="italic" style:font-weight-asian="normal" style:font-size-complex="10pt" style:font-style-complex="italic" style:font-weight-complex="normal"/>
    </style:style>
    <style:style style:name="P48" style:family="paragraph" style:parent-style-name="Text_20_body">
      <style:text-properties style:font-name="Lucida Console" fo:font-size="10pt" fo:font-style="italic" fo:font-weight="normal" officeooo:rsid="005b68bb" officeooo:paragraph-rsid="005b68bb" style:font-size-asian="10pt" style:font-style-asian="italic" style:font-weight-asian="normal" style:font-size-complex="10pt" style:font-style-complex="italic" style:font-weight-complex="normal"/>
    </style:style>
    <style:style style:name="P49" style:family="paragraph" style:parent-style-name="Text_20_body">
      <style:text-properties style:font-name="Lucida Console" fo:font-style="italic" style:font-style-asian="italic" style:font-style-complex="italic"/>
    </style:style>
    <style:style style:name="P50" style:family="paragraph" style:parent-style-name="Text_20_body">
      <style:text-properties style:font-name="Lucida Console" fo:font-style="italic" officeooo:paragraph-rsid="0084bc2f" style:font-style-asian="italic" style:font-style-complex="italic"/>
    </style:style>
    <style:style style:name="P51" style:family="paragraph" style:parent-style-name="Text_20_body">
      <style:text-properties style:font-name="Lucida Console" fo:font-style="italic" officeooo:paragraph-rsid="005c2547" style:font-style-asian="italic" style:font-style-complex="italic"/>
    </style:style>
    <style:style style:name="P52" style:family="paragraph" style:parent-style-name="Text_20_body">
      <style:text-properties fo:color="#000000" style:text-outline="false" style:text-line-through-style="none" style:text-line-through-type="none" style:font-name="Lucida Console" fo:font-size="10pt" fo:font-style="italic" fo:text-shadow="none" style:text-underline-style="none" fo:font-weight="normal" style:letter-kerning="true" style:font-size-asian="10pt" style:font-style-asian="italic" style:font-weight-asian="normal" style:font-size-complex="10pt" style:font-style-complex="italic" style:text-emphasize="none"/>
    </style:style>
    <style:style style:name="P53" style:family="paragraph" style:parent-style-name="Text_20_body">
      <style:text-properties fo:font-style="italic" style:font-style-asian="italic" style:font-style-complex="italic"/>
    </style:style>
    <style:style style:name="P54" style:family="paragraph" style:parent-style-name="Text_20_body">
      <style:text-properties fo:font-style="italic" officeooo:paragraph-rsid="0084bc2f" style:font-style-asian="italic" style:font-style-complex="italic"/>
    </style:style>
    <style:style style:name="P55" style:family="paragraph" style:parent-style-name="Text_20_body">
      <style:text-properties officeooo:paragraph-rsid="0084bc2f"/>
    </style:style>
    <style:style style:name="P56" style:family="paragraph" style:parent-style-name="Preformatted_20_Text">
      <style:text-properties style:font-name="Lucida Console" officeooo:paragraph-rsid="0084bc2f"/>
    </style:style>
    <style:style style:name="P57" style:family="paragraph" style:parent-style-name="Text_20_body" style:list-style-name="L1">
      <style:text-properties style:font-name="Lucida Console" fo:font-size="10pt" fo:font-style="italic" style:font-size-asian="10pt" style:font-style-asian="italic" style:font-size-complex="10pt" style:font-style-complex="italic"/>
    </style:style>
    <style:style style:name="P58" style:family="paragraph" style:parent-style-name="Text_20_body" style:list-style-name="L2">
      <style:text-properties style:font-name="Lucida Console" fo:font-size="10pt" fo:font-style="italic" style:font-size-asian="10pt" style:font-style-asian="italic" style:font-size-complex="10pt" style:font-style-complex="italic"/>
    </style:style>
    <style:style style:name="P59" style:family="paragraph" style:parent-style-name="Text_20_body" style:list-style-name="L3">
      <style:text-properties style:font-name="Lucida Console" fo:font-size="10pt" fo:font-style="italic" style:font-size-asian="10pt" style:font-style-asian="italic" style:font-size-complex="10pt" style:font-style-complex="italic"/>
    </style:style>
    <style:style style:name="P60" style:family="paragraph" style:parent-style-name="Text_20_body" style:list-style-name="L3">
      <style:text-properties style:font-name="Lucida Console" fo:font-size="10pt" fo:font-style="italic" officeooo:rsid="00411365" officeooo:paragraph-rsid="00411365" style:font-size-asian="10pt" style:font-style-asian="italic" style:font-size-complex="10pt" style:font-style-complex="italic"/>
    </style:style>
    <style:style style:name="P61" style:family="paragraph" style:parent-style-name="Text_20_body" style:list-style-name="L7">
      <style:text-properties style:font-name="Lucida Console" fo:font-size="10pt" fo:font-style="italic" officeooo:rsid="00411365" officeooo:paragraph-rsid="00411365" style:font-size-asian="10pt" style:font-style-asian="italic" style:font-size-complex="10pt" style:font-style-complex="italic"/>
    </style:style>
    <style:style style:name="P62" style:family="paragraph" style:parent-style-name="Text_20_body" style:list-style-name="L4">
      <style:text-properties style:font-name="Lucida Console" fo:font-size="10pt" fo:font-style="italic" style:font-size-asian="10pt" style:font-style-asian="italic" style:font-size-complex="10pt" style:font-style-complex="italic"/>
    </style:style>
    <style:style style:name="P63" style:family="paragraph" style:parent-style-name="Text_20_body" style:list-style-name="L5">
      <style:text-properties style:font-name="Lucida Console" fo:font-size="10pt" fo:font-style="italic" officeooo:paragraph-rsid="0044d46b" style:font-size-asian="10pt" style:font-style-asian="italic" style:font-size-complex="10pt" style:font-style-complex="italic"/>
    </style:style>
    <style:style style:name="P64" style:family="paragraph" style:parent-style-name="Text_20_body" style:list-style-name="L6">
      <style:text-properties style:font-name="Lucida Console" fo:font-size="10pt" fo:font-style="italic" style:font-size-asian="10pt" style:font-style-asian="italic" style:font-size-complex="10pt" style:font-style-complex="italic"/>
    </style:style>
    <style:style style:name="P65" style:family="paragraph" style:parent-style-name="Text_20_body" style:list-style-name="L8">
      <style:text-properties style:font-name="Lucida Console" fo:font-size="10pt" fo:font-style="italic" style:font-size-asian="10pt" style:font-style-asian="italic" style:font-size-complex="10pt" style:font-style-complex="italic"/>
    </style:style>
    <style:style style:name="P66" style:family="paragraph" style:parent-style-name="Text_20_body" style:list-style-name="L9">
      <style:text-properties style:font-name="Lucida Console" fo:font-size="10pt" fo:font-style="italic" style:font-size-asian="10pt" style:font-style-asian="italic" style:font-size-complex="10pt" style:font-style-complex="italic"/>
    </style:style>
    <style:style style:name="P67" style:family="paragraph" style:parent-style-name="Text_20_body" style:list-style-name="L10">
      <style:text-properties style:font-name="Lucida Console" fo:font-size="10pt" fo:font-style="italic" style:font-size-asian="10pt" style:font-style-asian="italic" style:font-size-complex="10pt" style:font-style-complex="italic"/>
    </style:style>
    <style:style style:name="P68" style:family="paragraph" style:parent-style-name="Text_20_body" style:list-style-name="L11">
      <style:text-properties style:font-name="Lucida Console" fo:font-size="10pt" fo:font-style="italic" style:font-size-asian="10pt" style:font-style-asian="italic" style:font-size-complex="10pt" style:font-style-complex="italic"/>
    </style:style>
    <style:style style:name="P69" style:family="paragraph" style:parent-style-name="Text_20_body" style:list-style-name="L13">
      <style:text-properties style:font-name="Lucida Console" fo:font-size="10pt" fo:font-style="italic" style:font-size-asian="10pt" style:font-style-asian="italic" style:font-size-complex="10pt" style:font-style-complex="italic"/>
    </style:style>
    <style:style style:name="P70" style:family="paragraph" style:parent-style-name="Text_20_body" style:list-style-name="L14">
      <style:text-properties style:font-name="Lucida Console" fo:font-size="10pt" fo:font-style="italic" officeooo:rsid="0036197c" style:font-size-asian="10pt" style:font-style-asian="italic" style:font-size-complex="10pt" style:font-style-complex="italic"/>
    </style:style>
    <style:style style:name="P71" style:family="paragraph" style:parent-style-name="Text_20_body" style:list-style-name="L15">
      <style:text-properties style:font-name="Lucida Console" fo:font-size="10pt" fo:font-style="italic" officeooo:rsid="003fe46f" style:font-size-asian="10pt" style:font-style-asian="italic" style:font-size-complex="10pt" style:font-style-complex="italic"/>
    </style:style>
    <style:style style:name="P72" style:family="paragraph" style:parent-style-name="Text_20_body" style:list-style-name="L18">
      <style:text-properties style:font-name="Lucida Console" fo:font-size="10pt" fo:font-style="italic" officeooo:rsid="0044d46b" officeooo:paragraph-rsid="0044d46b" style:font-size-asian="10pt" style:font-style-asian="italic" style:font-size-complex="10pt" style:font-style-complex="italic"/>
    </style:style>
    <style:style style:name="P73" style:family="paragraph" style:parent-style-name="Text_20_body">
      <style:text-properties style:font-name="Lucida Console" fo:font-size="10pt" fo:font-style="italic" officeooo:rsid="00615877" officeooo:paragraph-rsid="00615877" style:font-size-asian="10pt" style:font-style-asian="italic" style:font-size-complex="10pt" style:font-style-complex="italic"/>
    </style:style>
    <style:style style:name="P74" style:family="paragraph" style:parent-style-name="Text_20_body">
      <style:text-properties style:font-name="Lucida Console" fo:font-size="10pt" fo:font-style="italic" officeooo:rsid="0063fd51" officeooo:paragraph-rsid="0063fd51" style:font-size-asian="10pt" style:font-style-asian="italic" style:font-size-complex="10pt" style:font-style-complex="italic"/>
    </style:style>
    <style:style style:name="P75" style:family="paragraph" style:parent-style-name="Text_20_body">
      <style:text-properties style:font-name="Lucida Console" fo:font-size="10pt" fo:font-style="italic" officeooo:rsid="0063fd51" officeooo:paragraph-rsid="006818db" style:font-size-asian="10pt" style:font-style-asian="italic" style:font-size-complex="10pt" style:font-style-complex="italic"/>
    </style:style>
    <style:style style:name="P76" style:family="paragraph" style:parent-style-name="Text_20_body">
      <style:text-properties style:font-name="Lucida Console" fo:font-size="10pt" fo:font-style="italic" officeooo:rsid="00640273" officeooo:paragraph-rsid="00640273" style:font-size-asian="10pt" style:font-style-asian="italic" style:font-size-complex="10pt" style:font-style-complex="italic"/>
    </style:style>
    <style:style style:name="P77" style:family="paragraph" style:parent-style-name="Text_20_body">
      <style:text-properties style:font-name="Lucida Console" fo:font-size="10pt" fo:font-style="italic" officeooo:rsid="00682590" officeooo:paragraph-rsid="00682590" style:font-size-asian="10pt" style:font-style-asian="italic" style:font-size-complex="10pt" style:font-style-complex="italic"/>
    </style:style>
    <style:style style:name="P78" style:family="paragraph" style:parent-style-name="Text_20_body">
      <style:text-properties style:font-name="Lucida Console" fo:font-size="10pt" fo:font-style="italic" fo:font-weight="bold" officeooo:rsid="006b9991" officeooo:paragraph-rsid="006be992" style:font-size-asian="10pt" style:font-style-asian="italic" style:font-weight-asian="bold" style:font-size-complex="10pt" style:font-style-complex="italic" style:font-weight-complex="bold"/>
    </style:style>
    <style:style style:name="P79" style:family="paragraph" style:parent-style-name="Text_20_body">
      <style:text-properties style:font-name="Lucida Console" fo:font-size="10pt" fo:font-style="italic" fo:font-weight="bold" officeooo:rsid="006b9991" officeooo:paragraph-rsid="006b9991" style:font-size-asian="10pt" style:font-style-asian="italic" style:font-weight-asian="bold" style:font-size-complex="10pt" style:font-style-complex="italic" style:font-weight-complex="bold"/>
    </style:style>
    <style:style style:name="P80" style:family="paragraph" style:parent-style-name="Text_20_body" style:list-style-name="L16">
      <style:text-properties style:font-name="Lucida Console" fo:font-size="10pt" officeooo:rsid="00411365" officeooo:paragraph-rsid="00411365" style:font-size-asian="10pt" style:font-size-complex="10pt"/>
    </style:style>
    <style:style style:name="P81" style:family="paragraph" style:parent-style-name="Text_20_body" style:list-style-name="L17">
      <style:text-properties style:font-name="Lucida Console" fo:font-size="10pt" officeooo:rsid="00411365" officeooo:paragraph-rsid="00411365" style:font-size-asian="10pt" style:font-size-complex="10pt"/>
    </style:style>
    <style:style style:name="P82" style:family="paragraph" style:parent-style-name="Text_20_body" style:list-style-name="L17">
      <style:text-properties style:font-name="Lucida Console" fo:font-size="10pt" officeooo:rsid="00411365" officeooo:paragraph-rsid="0044d46b" style:font-size-asian="10pt" style:font-size-complex="10pt"/>
    </style:style>
    <style:style style:name="P83" style:family="paragraph" style:parent-style-name="Text_20_body" style:list-style-name="L17">
      <style:text-properties style:font-name="Lucida Console" fo:font-size="10pt" officeooo:rsid="007e9ea2" officeooo:paragraph-rsid="007e9ea2" style:font-size-asian="10pt" style:font-size-complex="10pt"/>
    </style:style>
    <style:style style:name="P84" style:family="paragraph" style:parent-style-name="Text_20_body">
      <style:text-properties style:font-name="Lucida Console" fo:font-size="10pt" officeooo:rsid="0070eed8" officeooo:paragraph-rsid="0070eed8" style:font-size-asian="10pt" style:font-size-complex="10pt"/>
    </style:style>
    <style:style style:name="P85" style:family="paragraph" style:parent-style-name="Text_20_body">
      <style:text-properties style:font-name="Lucida Console" fo:font-size="10pt" officeooo:rsid="00879c4c" officeooo:paragraph-rsid="00879c4c" style:font-size-asian="10pt" style:font-size-complex="10pt"/>
    </style:style>
    <style:style style:name="P86" style:family="paragraph" style:parent-style-name="Text_20_body">
      <style:text-properties style:font-name="Lucida Console" fo:font-size="10pt" fo:font-weight="normal" officeooo:rsid="0070eed8" officeooo:paragraph-rsid="0070eed8" style:font-size-asian="10pt" style:font-weight-asian="normal" style:font-size-complex="10pt" style:font-weight-complex="normal"/>
    </style:style>
    <style:style style:name="P87" style:family="paragraph" style:parent-style-name="Text_20_body">
      <style:text-properties style:font-name="Lucida Console" fo:font-size="10pt" fo:font-weight="normal" officeooo:rsid="0073023e" officeooo:paragraph-rsid="0073023e" style:font-size-asian="10pt" style:font-weight-asian="normal" style:font-size-complex="10pt" style:font-weight-complex="normal"/>
    </style:style>
    <style:style style:name="P88" style:family="paragraph" style:parent-style-name="Text_20_body">
      <style:text-properties style:font-name="Lucida Console" fo:font-size="10pt" fo:font-weight="normal" officeooo:rsid="0073023e" officeooo:paragraph-rsid="00888b5d" style:font-size-asian="10pt" style:font-weight-asian="normal" style:font-size-complex="10pt" style:font-weight-complex="normal"/>
    </style:style>
    <style:style style:name="P89" style:family="paragraph" style:parent-style-name="Text_20_body">
      <style:text-properties style:font-name="Lucida Console" fo:font-size="10pt" fo:font-weight="normal" officeooo:rsid="00888b5d" officeooo:paragraph-rsid="00888b5d" style:font-size-asian="10pt" style:font-weight-asian="normal" style:font-size-complex="10pt" style:font-weight-complex="normal"/>
    </style:style>
    <style:style style:name="P90" style:family="paragraph" style:parent-style-name="Text_20_body">
      <style:text-properties style:font-name="Lucida Console" fo:font-size="10pt" fo:font-weight="normal" officeooo:rsid="0089f97d" officeooo:paragraph-rsid="0089f97d" style:font-size-asian="10pt" style:font-weight-asian="normal" style:font-size-complex="10pt" style:font-weight-complex="normal"/>
    </style:style>
    <style:style style:name="P91" style:family="paragraph" style:parent-style-name="Text_20_body">
      <style:text-properties style:font-name="Lucida Console" fo:font-size="10pt" fo:font-weight="normal" officeooo:rsid="008bad80" officeooo:paragraph-rsid="008bad80" style:font-size-asian="10pt" style:font-weight-asian="normal" style:font-size-complex="10pt" style:font-weight-complex="normal"/>
    </style:style>
    <style:style style:name="P92" style:family="paragraph" style:parent-style-name="Text_20_body" style:list-style-name="L5">
      <style:text-properties fo:color="#000000" style:text-outline="false" style:text-line-through-style="none" style:text-line-through-type="none" style:font-name="Lucida Console" fo:font-size="10pt" fo:font-style="italic" fo:text-shadow="none" style:text-underline-style="none" fo:font-weight="normal" officeooo:rsid="00301368" style:letter-kerning="true" style:font-size-asian="10pt" style:font-style-asian="italic" style:font-weight-asian="normal" style:font-size-complex="10pt" style:font-style-complex="italic" style:text-emphasize="none"/>
    </style:style>
    <style:style style:name="P93" style:family="paragraph" style:parent-style-name="Text_20_body" style:list-style-name="L5">
      <style:text-properties fo:color="#000000" style:text-outline="false" style:text-line-through-style="none" style:text-line-through-type="none" style:font-name="Lucida Console" fo:font-size="10pt" fo:font-style="italic" fo:text-shadow="none" style:text-underline-style="none" fo:font-weight="normal" officeooo:rsid="00317265" style:letter-kerning="true" style:font-size-asian="10pt" style:font-style-asian="italic" style:font-weight-asian="normal" style:font-size-complex="10pt" style:font-style-complex="italic" style:text-emphasize="none"/>
    </style:style>
    <style:style style:name="P94" style:family="paragraph" style:parent-style-name="Text_20_body" style:list-style-name="L9">
      <style:text-properties fo:color="#000000" style:text-outline="false" style:text-line-through-style="none" style:text-line-through-type="none" style:font-name="Lucida Console" fo:font-size="10pt" fo:font-style="italic" fo:text-shadow="none" style:text-underline-style="none" fo:font-weight="normal" officeooo:rsid="003d3774" style:letter-kerning="true" style:font-size-asian="10pt" style:font-style-asian="italic" style:font-weight-asian="normal" style:font-size-complex="10pt" style:font-style-complex="italic" style:text-emphasize="none"/>
    </style:style>
    <style:style style:name="P95" style:family="paragraph" style:parent-style-name="Text_20_body" style:list-style-name="L9">
      <style:text-properties fo:color="#000000" style:text-outline="false" style:text-line-through-style="none" style:text-line-through-type="none" style:font-name="Lucida Console" fo:font-size="10pt" fo:font-style="italic" fo:text-shadow="none" style:text-underline-style="none" fo:font-weight="normal" officeooo:rsid="004270d2" style:letter-kerning="true" style:font-size-asian="10pt" style:font-style-asian="italic" style:font-weight-asian="normal" style:font-size-complex="10pt" style:font-style-complex="italic" style:text-emphasize="none"/>
    </style:style>
    <style:style style:name="P96" style:family="paragraph" style:parent-style-name="Text_20_body" style:list-style-name="L10">
      <style:text-properties fo:color="#000000" style:text-outline="false" style:text-line-through-style="none" style:text-line-through-type="none" style:font-name="Lucida Console" fo:font-size="10pt" fo:font-style="italic" fo:text-shadow="none" style:text-underline-style="none" fo:font-weight="normal" officeooo:rsid="0034f1b3" style:letter-kerning="true" style:font-size-asian="10pt" style:font-style-asian="italic" style:font-weight-asian="normal" style:font-size-complex="10pt" style:font-style-complex="italic" style:text-emphasize="none"/>
    </style:style>
    <style:style style:name="P97" style:family="paragraph" style:parent-style-name="Text_20_body" style:list-style-name="L11">
      <style:text-properties fo:color="#000000" style:text-outline="false" style:text-line-through-style="none" style:text-line-through-type="none" style:font-name="Lucida Console" fo:font-size="10pt" fo:font-style="italic" fo:text-shadow="none" style:text-underline-style="none" fo:font-weight="normal" officeooo:rsid="003ed13d" style:letter-kerning="true" style:font-size-asian="10pt" style:font-style-asian="italic" style:font-weight-asian="normal" style:font-size-complex="10pt" style:font-style-complex="italic" style:text-emphasize="none"/>
    </style:style>
    <style:style style:name="P98" style:family="paragraph" style:parent-style-name="Text_20_body" style:list-style-name="L12">
      <style:text-properties fo:color="#000000" style:text-outline="false" style:text-line-through-style="none" style:text-line-through-type="none" style:font-name="Lucida Console" fo:font-size="10pt" fo:font-style="italic" fo:text-shadow="none" style:text-underline-style="none" fo:font-weight="normal" officeooo:rsid="0038b5c5" style:letter-kerning="true" style:font-size-asian="10pt" style:font-style-asian="italic" style:font-weight-asian="normal" style:font-size-complex="10pt" style:font-style-complex="italic" style:text-emphasize="none"/>
    </style:style>
    <style:style style:name="P99" style:family="paragraph" style:parent-style-name="Text_20_body" style:list-style-name="L13">
      <style:text-properties fo:color="#000000" style:text-outline="false" style:text-line-through-style="none" style:text-line-through-type="none" style:font-name="Lucida Console" fo:font-size="10pt" fo:font-style="italic" fo:text-shadow="none" style:text-underline-style="none" fo:font-weight="normal" officeooo:rsid="00411365" style:letter-kerning="true" style:font-size-asian="10pt" style:font-style-asian="italic" style:font-weight-asian="normal" style:font-size-complex="10pt" style:font-style-complex="italic" style:text-emphasize="none"/>
    </style:style>
    <style:style style:name="P100" style:family="paragraph" style:parent-style-name="Text_20_body" style:list-style-name="L12">
      <style:text-properties fo:font-style="italic" style:font-style-asian="italic" style:font-style-complex="italic"/>
    </style:style>
    <style:style style:name="T1" style:family="text">
      <style:text-properties fo:color="#000000" style:text-outline="false" style:text-line-through-style="none" style:text-line-through-type="none" style:font-name="Lucida Console" fo:font-size="10pt" fo:text-shadow="none" style:text-underline-style="none" fo:font-weight="normal" officeooo:rsid="0036197c" style:letter-kerning="true" style:font-size-asian="10pt" style:font-weight-asian="normal" style:font-size-complex="10pt" style:text-emphasize="none"/>
    </style:style>
    <style:style style:name="T2" style:family="text">
      <style:text-properties fo:color="#000000" style:text-outline="false" style:text-line-through-style="none" style:text-line-through-type="none" style:font-name="Lucida Console" fo:font-size="10pt" fo:text-shadow="none" style:text-underline-style="none" fo:font-weight="normal" officeooo:rsid="0038b5c5" style:letter-kerning="true" style:font-size-asian="10pt" style:font-weight-asian="normal" style:font-size-complex="10pt" style:text-emphasize="none"/>
    </style:style>
    <style:style style:name="T3" style:family="text">
      <style:text-properties fo:color="#000000" style:text-outline="false" style:text-line-through-style="none" style:text-line-through-type="none" fo:text-shadow="none" style:text-underline-style="none" fo:font-weight="normal" style:letter-kerning="true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fo:text-shadow="none" style:text-underline-style="none" fo:font-weight="normal" officeooo:rsid="002dc75e" style:letter-kerning="true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fo:text-shadow="none" style:text-underline-style="none" fo:font-weight="normal" officeooo:rsid="002de894" style:letter-kerning="true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fo:text-shadow="none" style:text-underline-style="none" fo:font-weight="normal" officeooo:rsid="00317265" style:letter-kerning="true" style:font-weight-asian="normal" style:text-emphasize="none"/>
    </style:style>
    <style:style style:name="T7" style:family="text">
      <style:text-properties style:font-name="Lucida Console"/>
    </style:style>
    <style:style style:name="T8" style:family="text">
      <style:text-properties style:font-name="Lucida Console" fo:font-size="10pt" style:font-size-asian="10pt" style:font-size-complex="10pt"/>
    </style:style>
    <style:style style:name="T9" style:family="text">
      <style:text-properties style:font-name="Lucida Console" fo:font-style="italic" style:font-style-asian="italic" style:font-style-complex="italic"/>
    </style:style>
    <style:style style:name="T10" style:family="text">
      <style:text-properties style:font-name="Lucida Console" fo:font-style="italic" officeooo:rsid="00615877" style:font-style-asian="italic" style:font-style-complex="italic"/>
    </style:style>
    <style:style style:name="T11" style:family="text">
      <style:text-properties officeooo:rsid="00411365"/>
    </style:style>
    <style:style style:name="T12" style:family="text">
      <style:text-properties officeooo:rsid="0044d46b"/>
    </style:style>
    <style:style style:name="T13" style:family="text">
      <style:text-properties officeooo:rsid="0045d0ba"/>
    </style:style>
    <style:style style:name="T14" style:family="text">
      <style:text-properties officeooo:rsid="0047b2fb"/>
    </style:style>
    <style:style style:name="T15" style:family="text">
      <style:text-properties officeooo:rsid="00499e3f"/>
    </style:style>
    <style:style style:name="T16" style:family="text">
      <style:text-properties officeooo:rsid="004cdee8"/>
    </style:style>
    <style:style style:name="T17" style:family="text">
      <style:text-properties officeooo:rsid="004e3c1f"/>
    </style:style>
    <style:style style:name="T18" style:family="text">
      <style:text-properties officeooo:rsid="0059c80a"/>
    </style:style>
    <style:style style:name="T19" style:family="text">
      <style:text-properties officeooo:rsid="005c2547"/>
    </style:style>
    <style:style style:name="T20" style:family="text">
      <style:text-properties officeooo:rsid="005cd99a"/>
    </style:style>
    <style:style style:name="T21" style:family="text">
      <style:text-properties fo:font-variant="normal" fo:text-transform="none" fo:color="#455463" style:font-name="Consolas" fo:letter-spacing="normal" fo:font-style="italic" fo:font-weight="normal" style:font-style-asian="italic" style:font-style-complex="italic"/>
    </style:style>
    <style:style style:name="T22" style:family="text">
      <style:text-properties fo:font-variant="normal" fo:text-transform="none" fo:color="#455463" style:font-name="Consolas" fo:letter-spacing="normal" fo:font-style="italic" fo:font-weight="normal" officeooo:rsid="005ceb4e" style:font-style-asian="italic" style:font-style-complex="italic"/>
    </style:style>
    <style:style style:name="T23" style:family="text">
      <style:text-properties fo:font-variant="normal" fo:text-transform="none" fo:color="#455463" fo:letter-spacing="normal" fo:font-style="italic" style:font-style-asian="italic" style:font-style-complex="italic"/>
    </style:style>
    <style:style style:name="T24" style:family="text">
      <style:text-properties fo:font-variant="normal" fo:text-transform="none" fo:color="#455463" style:font-name="Lucida Console" fo:font-size="10pt" fo:letter-spacing="normal" fo:font-weight="normal" officeooo:rsid="005c2547" style:font-size-asian="10pt" style:font-weight-asian="normal" style:font-size-complex="10pt" style:font-weight-complex="normal"/>
    </style:style>
    <style:style style:name="T25" style:family="text">
      <style:text-properties fo:font-variant="normal" fo:text-transform="none" fo:color="#b83c82" style:font-name="Consolas" fo:letter-spacing="normal" fo:font-style="italic" style:text-underline-style="solid" style:text-underline-width="auto" style:text-underline-color="font-color" fo:font-weight="normal" style:font-style-asian="italic" style:font-style-complex="italic"/>
    </style:style>
    <style:style style:name="T26" style:family="text">
      <style:text-properties fo:font-variant="normal" fo:text-transform="none" fo:color="#333333" style:font-name="Helvetica" fo:font-size="8.39999961853027pt" fo:letter-spacing="normal" fo:font-weight="normal"/>
    </style:style>
    <style:style style:name="T27" style:family="text">
      <style:text-properties officeooo:rsid="005ce2bf"/>
    </style:style>
    <style:style style:name="T28" style:family="text">
      <style:text-properties officeooo:rsid="006354fd"/>
    </style:style>
    <style:style style:name="T29" style:family="text">
      <style:text-properties officeooo:rsid="0063fd51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5ce2bf" style:font-weight-asian="normal" style:font-weight-complex="normal"/>
    </style:style>
    <style:style style:name="T32" style:family="text">
      <style:text-properties fo:font-weight="normal" officeooo:rsid="006d2be3" style:font-weight-asian="normal" style:font-weight-complex="normal"/>
    </style:style>
    <style:style style:name="T33" style:family="text">
      <style:text-properties fo:font-weight="normal" officeooo:rsid="006ece0f" style:font-weight-asian="normal" style:font-weight-complex="normal"/>
    </style:style>
    <style:style style:name="T34" style:family="text">
      <style:text-properties fo:font-weight="normal" officeooo:rsid="006f782c" style:font-weight-asian="normal" style:font-weight-complex="normal"/>
    </style:style>
    <style:style style:name="T35" style:family="text">
      <style:text-properties fo:font-weight="normal" officeooo:rsid="006fb7d7" style:font-weight-asian="normal" style:font-weight-complex="normal"/>
    </style:style>
    <style:style style:name="T36" style:family="text">
      <style:text-properties fo:font-weight="normal" officeooo:rsid="00729589" style:font-weight-asian="normal" style:font-weight-complex="normal"/>
    </style:style>
    <style:style style:name="T37" style:family="text">
      <style:text-properties fo:font-weight="normal" officeooo:rsid="00879c4c" style:font-weight-asian="normal" style:font-weight-complex="normal"/>
    </style:style>
    <style:style style:name="T38" style:family="text">
      <style:text-properties officeooo:rsid="006818db"/>
    </style:style>
    <style:style style:name="T39" style:family="text">
      <style:text-properties officeooo:rsid="006930ba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officeooo:rsid="0078c2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Programming 2 – Lecture notes</text:p>
      <text:p text:style-name="P28"/>
      <text:p text:style-name="P28"/>
      <text:p text:style-name="P28">Explain the course structure and what we're up to</text:p>
      <text:p text:style-name="P27"><text:tab/><text:span text:style-name="T12">Will be a refresher of the basics, will slowly get into more complicated areas</text:span></text:p>
      <text:p text:style-name="P27"><text:tab/><text:span text:style-name="T41">This is a team sport, participation is required. Shout out. Ask questions. Wave hand.</text:span></text:p>
      <text:p text:style-name="P27"><text:tab/><text:span text:style-name="T41">Nervous about code?</text:span></text:p>
      <text:p text:style-name="P27"><text:tab/><text:span text:style-name="T41">Super positive about code?</text:span></text:p>
      <text:p text:style-name="P27"><text:tab/></text:p>
      <text:p text:style-name="P27"/>
      <text:p text:style-name="P27">Create new project</text:p>
      <text:p text:style-name="P53"><text:span text:style-name="T8"><text:tab/></text:span><text:span text:style-name="T26">Unity\Editor\Data\Resources</text:span> <text:span text:style-name="T27">Create a new template to get rid of the line endings error!</text:span></text:p>
      <text:p text:style-name="P53"/>
      <text:p text:style-name="P27">Create <text:span text:style-name="T11">folder: </text:span>Materials, Prefabs, Audio, Scripts, Scenes, Models folders</text:p>
      <text:p text:style-name="P27">Create and save an empty scene called level 1</text:p>
      <text:p text:style-name="P27">Create a cube, reset it, then do camera settings and lighting:</text:p>
      <text:p text:style-name="P52"><text:tab/>Camera 5 high, 40 x rot</text:p>
      <text:p text:style-name="P27"><text:tab/>65, -45, 0 Directional Light</text:p>
      <text:p text:style-name="P27">Show camera in scene, we want to work down the Z axis, so make sure next step is z aligned</text:p>
      <text:p text:style-name="P27">Make prefabs 5x<text:span text:style-name="T11">5</text:span>, last year was 4x5. We're now in the z axis...</text:p>
      <text:p text:style-name="P27">Create ground prefabs:</text:p>
      <text:list xml:id="list7687446236984423814" text:style-name="L1">
        <text:list-item>
          <text:p text:style-name="P57">5x <text:span text:style-name="T11">5</text:span></text:p>
        </text:list-item>
      </text:list>
      <text:list xml:id="list1148171686112432827" text:style-name="L2">
        <text:list-item>
          <text:p text:style-name="P58">Explain the colliders</text:p>
        </text:list-item>
        <text:list-item>
          <text:p text:style-name="P58">Turn off shadows</text:p>
        </text:list-item>
        <text:list-item>
          <text:p text:style-name="P58"><text:span text:style-name="T4">M</text:span><text:span text:style-name="T3">otion vectors: Render into the motion vector buffer, used by post effects and AA. Don't need to worry about it for now</text:span></text:p>
        </text:list-item>
      </text:list>
      <text:p text:style-name="P52">Create material for the ground (yellow ish) and apply to the prefabs</text:p>
      <text:p text:style-name="P27">Grab these two textures:</text:p>
      <text:list xml:id="list1214423623978222065" text:style-name="L3">
        <text:list-item>
          <text:p text:style-name="P59">http://opengameart.org/node/21125</text:p>
        </text:list-item>
        <text:list-item>
          <text:p text:style-name="P59">http://opengameart.org/node/21124</text:p>
        </text:list-item>
        <text:list-item>
          <text:p text:style-name="P60">Discuss the shader params</text:p>
        </text:list-item>
      </text:list>
      <text:p text:style-name="P27"><text:span text:style-name="T5">C</text:span><text:span text:style-name="T3">reate a new C# Script, that moves the floor from Position 1, to Position 2, and then kills itself</text:span></text:p>
      <text:list xml:id="list5972394074619453008" text:style-name="L4">
        <text:list-item>
          <text:p text:style-name="P62">FloorPart C#</text:p>
        </text:list-item>
        <text:list-item>
          <text:p text:style-name="P62">Explain assumptions, and certain checks we don't need to do (Always going from positive Z to neg Z, trajectory etc.)</text:p>
        </text:list-item>
        <text:list-item>
          <text:p text:style-name="P62">Don't generalise your code until you have to</text:p>
        </text:list-item>
      </text:list>
      <text:p text:style-name="P27"><text:span text:style-name="T5">C</text:span><text:span text:style-name="T3">reate an empty object and a FloorManagerComponent</text:span></text:p>
      <text:list xml:id="list7226026429540944220" text:style-name="L5">
        <text:list-item>
          <text:p text:style-name="P92">Floor Manager is going to spawn the floor prefabs, randomly</text:p>
        </text:list-item>
        <text:list-item>
          <text:p text:style-name="P63">Floor manager is going to set the start and end position, and the movement speed</text:p>
        </text:list-item>
        <text:list-item>
          <text:p text:style-name="P93">FloorManager.cs.1</text:p>
        </text:list-item>
      </text:list>
      <text:p text:style-name="P27">FloorParts need to have a reference to the FloorManager</text:p>
      <text:list xml:id="list1941083797844241261" text:style-name="L6">
        <text:list-item>
          <text:p text:style-name="P64">Add a FloorManager variable to floorpart, and get the manager to set it when it's spawns a floor part </text:p>
        </text:list-item>
        <text:list-item>
          <text:p text:style-name="P64">Then when floorpart kills itself, have it call “SpawnNew<text:span text:style-name="T11">Floor</text:span>” in the floor manager</text:p>
        </text:list-item>
      </text:list>
      <text:p text:style-name="P29">What does this SpawnNewFloor function need to do?</text:p>
      <text:list xml:id="list7202440012504365341" text:style-name="L7">
        <text:list-item>
          <text:p text:style-name="P61">Get them to attempt it</text:p>
        </text:list-item>
      </text:list>
      <text:p text:style-name="P27">What's wrong with this?</text:p>
      <text:list xml:id="list5734641229952729270" text:style-name="L8">
        <text:list-item>
          <text:p text:style-name="P65">You'll get gaps</text:p>
        </text:list-item>
        <text:list-item>
          <text:p text:style-name="P65">Show my modified versions. </text:p>
        </text:list-item>
        <text:list-item>
          <text:p text:style-name="P65">Give everyone copies of v2 scripts</text:p>
        </text:list-item>
      </text:list>
      <text:p text:style-name="P27"/>
      <text:p text:style-name="P27">What's wrong with this version?</text:p>
      <text:list xml:id="list3461210667708702435" text:style-name="L9">
        <text:list-item>
          <text:p text:style-name="P66">The player may spawn over a hole!</text:p>
        </text:list-item>
        <text:list-item>
          <text:p text:style-name="P66">Get everyone to fix the v2 scripts so the first 3 floor parts are always safe</text:p>
        </text:list-item>
        <text:list-item>
          <text:p text:style-name="P94">Show the use of default parameter values in the function prototype (bool bRand=true)</text:p>
        </text:list-item>
        <text:list-item>
          <text:p text:style-name="P95">Everyone should be on FloorManager.cs.3</text:p>
        </text:list-item>
      </text:list>
      <text:p text:style-name="P27"/>
      <text:p text:style-name="P27"><text:span text:style-name="T6">D</text:span><text:span text:style-name="T3">ownload this: https://www.assetstore.unity3d.com/en/#!/content/61217</text:span></text:p>
      <text:list xml:id="list1347364497798704616" text:style-name="L10">
        <text:list-item>
          <text:p text:style-name="P67">Explain how the GI looks, and how the skyboxes affect colours</text:p>
        </text:list-item>
        <text:list-item>
          <text:p text:style-name="P67">Show the metallic shader properties</text:p>
        </text:list-item>
        <text:list-item>
          <text:p text:style-name="P96">Discuss albedo and lighting in general terms</text:p>
        </text:list-item>
      </text:list>
      <text:p text:style-name="P27"/>
      <text:p text:style-name="P27">Grab a perlin noise texture http://deadlyredcube.com/journal/F1fBm.jpg</text:p>
      <text:list xml:id="list7729468191301318584" text:style-name="L11">
        <text:list-item>
          <text:p text:style-name="P68">Add a couple of quads for low level clouds</text:p>
        </text:list-item>
        <text:list-item>
          <text:p text:style-name="P97">REMOVE THE COLLISION ;D</text:p>
        </text:list-item>
        <text:list-item>
          <text:p text:style-name="P68">Add some simple movement components to rotate them</text:p>
        </text:list-item>
        <text:list-item>
          <text:p text:style-name="P68">Demo the use of some of the other shaders, end up on the Particle additive</text:p>
          <text:p text:style-name="P68"/>
        </text:list-item>
      </text:list>
      <text:p text:style-name="P27">Create a little player out of primitives and add new materials for him</text:p>
      <text:list xml:id="list2652917376075364969" text:style-name="L12">
        <text:list-item>
          <text:p text:style-name="P98">Show finding the size and player position in editor while paused. </text:p>
        </text:list-item>
        <text:list-item>
          <text:p text:style-name="P100"><text:span text:style-name="T1"><text:tab/></text:span><text:span text:style-name="T2">REMOVE THE EXISTING CAPSULE COLLIDER; NOT NEEDED</text:span></text:p>
        </text:list-item>
      </text:list>
      <text:p text:style-name="P27">Add a character controller</text:p>
      <text:list xml:id="list4850772484299882126" text:style-name="L13">
        <text:list-item>
          <text:p text:style-name="P99">Discuss Character Controller Move()</text:p>
        </text:list-item>
        <text:list-item>
          <text:p text:style-name="P69">Discuss the collision flags</text:p>
          <text:p text:style-name="P69"/>
        </text:list-item>
      </text:list>
      <text:p text:style-name="P27">Add a motion control script:</text:p>
      <text:list xml:id="list7819856858792030089" text:style-name="L14">
        <text:list-item>
          <text:p text:style-name="P70">movement speed</text:p>
        </text:list-item>
        <text:list-item>
          <text:p text:style-name="P70">Gravity / Jump</text:p>
        </text:list-item>
      </text:list>
      <text:p text:style-name="P27">Add a simple Detection for killing the player that immediately resets it</text:p>
      <text:list xml:id="list4837733431876030373" text:style-name="L15">
        <text:list-item>
          <text:p text:style-name="P71">Detection has to track Y and Z, incase player gets pulled behind the camera!</text:p>
        </text:list-item>
      </text:list>
      <text:p text:style-name="P30"/>
      <text:p text:style-name="P30"><text:s/></text:p>
      <text:p text:style-name="P30"/>
      <text:p text:style-name="P2">Have the floor manager increase the movement speed, incrementally, every 2 seconds</text:p>
      <text:p text:style-name="P2"/>
      <text:p text:style-name="P2">What's wrong with this?</text:p>
      <text:list xml:id="list5879575961534023815" text:style-name="L16">
        <text:list-item>
          <text:p text:style-name="P80">New pieces move faster than old pieces</text:p>
        </text:list-item>
      </text:list>
      <text:p text:style-name="P2"/>
      <text:p text:style-name="P2">Add a new tag for Floor Parts</text:p>
      <text:list xml:id="list188584880968696863" text:style-name="L17">
        <text:list-item>
          <text:p text:style-name="P81">Tag all the prefabs</text:p>
        </text:list-item>
        <text:list-item>
          <text:p text:style-name="P82">When floor manager increments the speed, Get All By Tag</text:p>
        </text:list-item>
        <text:list-item>
          <text:p text:style-name="P81">Set the movementspeed to the new value</text:p>
        </text:list-item>
        <text:list-item>
          <text:p text:style-name="P83">CompareTag(“”);</text:p>
        </text:list-item>
      </text:list>
      <text:p text:style-name="P31"/>
      <text:p text:style-name="P31">Discuss Unity's shite search methods, and why we limit them</text:p>
      <text:p text:style-name="P28"/>
      <text:p text:style-name="P28">Discuss alternatives to public member variables <text:span text:style-name="T13">for setting m_fMovementSpeed in FloorPart</text:span></text:p>
      <text:list xml:id="list432994126215606932" text:style-name="L18">
        <text:list-item>
          <text:p text:style-name="P72">Get / Set</text:p>
        </text:list-item>
      </text:list>
      <text:p text:style-name="P32"/>
      <text:p text:style-name="P32">Create a bad guy with a triger</text:p>
      <text:p text:style-name="P32"><text:tab/>Bad guy should bounce from one side of the floor to the other</text:p>
      <text:p text:style-name="P32"><text:tab/><text:span text:style-name="T15">(SimpleBounceBetweenPoints)</text:span></text:p>
      <text:p text:style-name="P5"><text:tab/><text:span text:style-name="T16">While they're doing that, prep: FloorManager.cs.4, FloorPart.cs.3, ScrollingFloorItem.cs.1</text:span></text:p>
      <text:p text:style-name="P4"/>
      <text:p text:style-name="P33">What else does it need to do?</text:p>
      <text:p text:style-name="P33"><text:tab/>Needs a movement speed so it scrolls down the floor</text:p>
      <text:p text:style-name="P33"><text:tab/>Needs to be tagged as a floor part so the FloorManager can find it by tag!</text:p>
      <text:p text:style-name="P33"/>
      <text:p text:style-name="P33">What's wrong with this though?</text:p>
      <text:p text:style-name="P33"><text:tab/>Floor Manager would need to check for two different classes</text:p>
      <text:p text:style-name="P33"><text:tab/>Refactor FloorPart so it inherits from ScrollingFloorItem</text:p>
      <text:p text:style-name="P33"/>
      <text:p text:style-name="P33">Create a BaddieController that also inherits from ScrollingFloorItem</text:p>
      <text:p text:style-name="P33"><text:tab/><text:span text:style-name="T16">Show the refactored class</text:span></text:p>
      <text:p text:style-name="P33"><text:tab/><text:span text:style-name="T16">Show the simple change to floor manager</text:span></text:p>
      <text:p text:style-name="P33"><text:tab/><text:span text:style-name="T16">It just points to the base class type, everything works</text:span></text:p>
      <text:p text:style-name="P33"><text:tab/><text:span text:style-name="T16">Why we are using new to hide Start() &amp; Update() [Unity will call the derived versions]</text:span></text:p>
      <text:p text:style-name="P33"/>
      <text:p text:style-name="P33"/>
      <text:p text:style-name="P33"/>
      <text:p text:style-name="P33"/>
      <text:p text:style-name="P33"/>
      <text:p text:style-name="P34">Hand out:</text:p>
      <text:p text:style-name="P34"><text:tab/>FloorManager.cs.4</text:p>
      <text:p text:style-name="P34"><text:tab/>FloorPart.cs.3</text:p>
      <text:p text:style-name="P34"><text:tab/>ScrollingFloorItem.cs.1</text:p>
      <text:p text:style-name="P34"/>
      <text:p text:style-name="P35">Create a prefab of the baddie and tag it</text:p>
      <text:p text:style-name="P32"/>
      <text:p text:style-name="P32">Modify Floor Manager <text:span text:style-name="T14">to spawn these randomly when a new floor piece is spawned</text:span></text:p>
      <text:p text:style-name="P28"><text:tab/><text:span text:style-name="T17">It should spawn them when SpawnNewFloor is called</text:span></text:p>
      <text:p text:style-name="P28"><text:tab/><text:tab/><text:span text:style-name="T17">But add a probability!</text:span></text:p>
      <text:p text:style-name="P28"><text:tab/><text:span text:style-name="T17">It should pick either the left or right and set the simplebouncebetweenpoints start and end points appropriately</text:span></text:p>
      <text:p text:style-name="P28"><text:tab/><text:span text:style-name="T17">It should set the ScrollingFloorItem movement speed</text:span></text:p>
      <text:p text:style-name="P38"/>
      <text:p text:style-name="P39">Give everyone the easing functions</text:p>
      <text:p text:style-name="P39"><text:tab/>Discuss the use of static classes</text:p>
      <text:p text:style-name="P39"><text:tab/>What are easing functions?</text:p>
      <text:p text:style-name="P39"><text:tab/>Modify Bounce Between Points to use Easing functions</text:p>
      <text:p text:style-name="P40"><text:tab/>simplebouncebetweenpoints.cs.2</text:p>
      <text:p text:style-name="P39"/>
      <text:p text:style-name="P39"/>
      <text:p text:style-name="P39"/>
      <text:p text:style-name="P39"/>
      <text:p text:style-name="P41">When player enters the baddie trigger, player should die!</text:p>
      <text:p text:style-name="P41"><text:tab/>Tag for player already exists</text:p>
      <text:p text:style-name="P41"><text:tab/>Tag the player</text:p>
      <text:p text:style-name="P41"><text:tab/>Add a function “KillPlayer” to the player controller</text:p>
      <text:p text:style-name="P41"><text:tab/>OnTriggerEnter calls it</text:p>
      <text:p text:style-name="P41"/>
      <text:p text:style-name="P42">It's difficult! Collider other is the Character Controller. In order to get the component for the playermotioncontroller:</text:p>
      <text:p text:style-name="P42"><text:tab/>other.gameObject.GetComponent</text:p>
      <text:p text:style-name="P42"><text:tab/>We're walking back up the component hierarchy to the game object, then back down to get the component</text:p>
      <text:p text:style-name="P42"/>
      <text:p text:style-name="P43">Create a particle system and walk through the particle system properties</text:p>
      <text:p text:style-name="P43"><text:tab/><text:span text:style-name="T18">Update Baddie to spawn the particle effect </text:span></text:p>
      <text:p text:style-name="P43"/>
      <text:p text:style-name="P45">What's wrong with this?</text:p>
      <text:p text:style-name="P45"><text:tab/>Particle system isn't dying, if you left it on loop, it just keeps playing</text:p>
      <text:p text:style-name="P45"><text:tab/>Write a component to self destruct the particle system!</text:p>
      <text:p text:style-name="P43"><text:tab/><text:span text:style-name="T19">(BaddieController.cs.1)</text:span></text:p>
      <text:p text:style-name="P43"/>
      <text:p text:style-name="P46">Talk about Physics Raycast <text:span text:style-name="T20">and Fixed Update</text:span></text:p>
      <text:p text:style-name="P54"><text:span text:style-name="T24"><text:s text:c="4"/></text:span><text:span text:style-name="T7">void FixedUpdate()</text:span></text:p>
      <text:p text:style-name="P50"><text:s text:c="4"/>{</text:p>
      <text:p text:style-name="P55"><text:span text:style-name="T9"><text:s text:c="8"/></text:span><text:a xlink:type="simple" xlink:href="https://docs.unity3d.com/ScriptReference/RaycastHit.html" text:style-name="Internet_20_link" text:visited-style-name="Visited_20_Internet_20_Link"><text:span text:style-name="T9">RaycastHit</text:span></text:a><text:span text:style-name="T9"> hit;</text:span></text:p>
      <text:p text:style-name="P55"><text:span text:style-name="T9"><text:s text:c="8"/>if (</text:span><text:a xlink:type="simple" xlink:href="https://docs.unity3d.com/ScriptReference/Physics.Raycast.html" text:style-name="Internet_20_link" text:visited-style-name="Visited_20_Internet_20_Link"><text:span text:style-name="T9">Physics.Raycast</text:span></text:a><text:span text:style-name="T9">(transform.position, -</text:span><text:a xlink:type="simple" xlink:href="https://docs.unity3d.com/ScriptReference/Vector3-up.html" text:style-name="Internet_20_link" text:visited-style-name="Visited_20_Internet_20_Link"><text:span text:style-name="T9">Vector3.up</text:span></text:a><text:span text:style-name="T9">, out hit, </text:span><text:span text:style-name="T10">fDistance</text:span><text:span text:style-name="T9">))</text:span></text:p>
      <text:p text:style-name="P50"><text:s text:c="12"/>print("Found an object - distance: " + hit.distance);</text:p>
      <text:p text:style-name="P56"><text:span text:style-name="T23"><text:tab/><text:tab/> <text:s/></text:span><text:a xlink:type="simple" xlink:href="https://docs.unity3d.com/ScriptReference/Debug.DrawLine.html" text:style-name="Internet_20_link" text:visited-style-name="Visited_20_Internet_20_Link"><text:span text:style-name="T25">Debug.DrawLine</text:span></text:a><text:span text:style-name="T21">(</text:span><text:span text:style-name="T22">startpos</text:span><text:span text:style-name="T21">, </text:span><text:span text:style-name="T22">endpos</text:span><text:span text:style-name="T21">, </text:span><text:a xlink:type="simple" xlink:href="https://docs.unity3d.com/ScriptReference/Color-green.html" text:style-name="Internet_20_link" text:visited-style-name="Visited_20_Internet_20_Link"><text:span text:style-name="T25">Color.green</text:span></text:a><text:span text:style-name="T21">, 2, false);</text:span></text:p>
      <text:p text:style-name="P50"/>
      <text:p text:style-name="P50"><text:s text:c="4"/>}</text:p>
      <text:p text:style-name="P44"/>
      <text:p text:style-name="P44"/>
      <text:p text:style-name="P48">Make a coin that can be picked up by the player</text:p>
      <text:p text:style-name="P48"/>
      <text:p text:style-name="P51"/>
      <text:p text:style-name="P49"/>
      <text:p text:style-name="P47">Floor Manager needs to spawn coins</text:p>
      <text:p text:style-name="P47"><text:tab/>It'll do so Randomly</text:p>
      <text:p text:style-name="P47"><text:tab/>And it can only spawn coins on parts of the floor</text:p>
      <text:p text:style-name="P36"><text:span text:style-name="T30"><text:tab/></text:span><text:span text:style-name="T31">(CoinPickup.cs.1, FloorManager.cs.5)</text:span></text:p>
      <text:p text:style-name="P37"/>
      <text:p text:style-name="P73">We have the skeleton for a game, but we have no game states. </text:p>
      <text:p text:style-name="P73"><text:tab/><text:span text:style-name="T28">What states do we need?</text:span></text:p>
      <text:p text:style-name="P73"><text:tab/><text:span text:style-name="T29">How do we architect the game to move from a main menu and into the game?</text:span></text:p>
      <text:p text:style-name="P73"/>
      <text:p text:style-name="P74">Give everyone a new project with the GameStateManager, GameGlobals and extra scenes in</text:p>
      <text:p text:style-name="P75"><text:tab/><text:span text:style-name="T38">(TAMK Runner_ProjHandout1.zip)</text:span></text:p>
      <text:p text:style-name="P74"/>
      <text:p text:style-name="P76">The Singleton Pattern</text:p>
      <text:p text:style-name="P76"/>
      <text:p text:style-name="P78">There's a bug in that project handout. FloorManager set speed loop grabs floorpart component</text:p>
      <text:p text:style-name="P77">One thing wrong with this project, when you hit play from the level or the main menu, none of the persistent objects are </text:p>
      <text:p text:style-name="P77">present. This is rubbish for dev!</text:p>
      <text:p text:style-name="P77"><text:tab/><text:span text:style-name="T39">(DevemodeCheck.cs.1, GameStateManager.cs.1)</text:span></text:p>
      <text:p text:style-name="P79">There's a bug in that project handout. FloorManager set speed loop grabs floorpart component</text:p>
      <text:p text:style-name="P9"/>
      <text:p text:style-name="P10">Hook the player death up to GameGlobals.Instance.m_bPlayerIsAliv<text:span text:style-name="T40">e</text:span></text:p>
      <text:p text:style-name="P10"><text:span text:style-name="T40"><text:tab/></text:span><text:span text:style-name="T30">All moving objects should pause themselves when the player dies!</text:span></text:p>
      <text:p text:style-name="P10"><text:span text:style-name="T30"><text:tab/></text:span><text:span text:style-name="T32">Add GameGlobals var to FloorManager and Player Controller</text:span></text:p>
      <text:p text:style-name="P17"><text:tab/>In KillPlayer set bool to false</text:p>
      <text:p text:style-name="P17"><text:tab/>In Player Update return if player isn't alive</text:p>
      <text:p text:style-name="P17"><text:tab/>In floor manager check if player is alive, if not, set the speed of all ScrollingFloorItems to zero</text:p>
      <text:p text:style-name="P17"/>
      <text:p text:style-name="P11"><text:span text:style-name="T32">O</text:span><text:span text:style-name="T30">k, we can die. This is no use for us though, as we have to hit play and pause constantly to reset the level. How do we fix this?</text:span></text:p>
      <text:p text:style-name="P11"><text:span text:style-name="T30"><text:tab/></text:span><text:span text:style-name="T33">gs_GameIn checks for player death</text:span></text:p>
      <text:p text:style-name="P18"><text:tab/>Add function to game globals to reset defaults</text:p>
      <text:p text:style-name="P18"><text:tab/></text:p>
      <text:p text:style-name="P18"/>
      <text:p text:style-name="P19">UI!</text:p>
      <text:p text:style-name="P12"><text:span text:style-name="T30"><text:tab/></text:span><text:span text:style-name="T34">Create new UI Text, canvas will appear automatically</text:span></text:p>
      <text:p text:style-name="P20"><text:tab/>Canvas settings: </text:p>
      <text:p text:style-name="P20"><text:tab/>Overlay, is rendered on top of the scene. Canvas tries to scaled as screen size changes</text:p>
      <text:p text:style-name="P20"><text:tab/>Camera – basically the same as overlay, but only for a specific camera (we can have multiple)</text:p>
      <text:p text:style-name="P20"><text:tab/>World Space – The UI will be rendered in the world</text:p>
      <text:p text:style-name="P20"/>
      <text:p text:style-name="P20"><text:tab/>Canvas Scaler, depends on platform. For mobile, matching orientation is probably wise. Set the reference resolution </text:p>
      <text:p text:style-name="P20"><text:tab/>to a default phone resolution (or PC resolution)</text:p>
      <text:p text:style-name="P20"/>
      <text:p text:style-name="P13"><text:span text:style-name="T30"><text:tab/></text:span><text:span text:style-name="T35">You'll notice the scale is wildly different from the 3D, this is ok. </text:span></text:p>
      <text:p text:style-name="P21"/>
      <text:p text:style-name="P14"><text:span text:style-name="T35">H</text:span><text:span text:style-name="T30">ook up Two text boxes, one for distance, and one for number of coins collected. </text:span><text:span text:style-name="T37">UI Controller can sit on the canvas gameobject.</text:span></text:p>
      <text:p text:style-name="P85"><text:span text:style-name="T37">G</text:span><text:span text:style-name="T30">ameGlobals will track distance, and coins, etc. </text:span></text:p>
      <text:p text:style-name="P14"><text:span text:style-name="T30"><text:tab/>(GameGlobals.cs.1, </text:span><text:span text:style-name="T36">CoinPickup.cs.2, FloorManager.cs.6, UIController.cs.1</text:span><text:span text:style-name="T30">)</text:span></text:p>
      <text:p text:style-name="P86"/>
      <text:p text:style-name="P86"/>
      <text:p text:style-name="P22">Ok, so we need a score. Distance travelled * coins collected? Just distance travelled? Just coins? You choose. </text:p>
      <text:p text:style-name="P22"><text:tab/>Make this appear at the end</text:p>
      <text:p text:style-name="P22"/>
      <text:p text:style-name="P89">Create a new render target. 256X256, explain formats</text:p>
      <text:p text:style-name="P89">Create a new camera, face off screen</text:p>
      <text:p text:style-name="P89">Add a new coin. </text:p>
      <text:p text:style-name="P89">REMOVE AUDIO LISTENER and other components</text:p>
      <text:p text:style-name="P89">Create a new material the albedo being the render target show that this can be applied to a render target</text:p>
      <text:p text:style-name="P89">Add a RAW IMAGE to the UI, with the render target as the texture, add this to the UI</text:p>
      <text:p text:style-name="P88"/>
      <text:p text:style-name="P88"/>
      <text:p text:style-name="P90">In Main Menu, add a new button, show the properties</text:p>
      <text:p text:style-name="P90">At the canvas, add an Event System and the stand alone input module</text:p>
      <text:p text:style-name="P90">Add the first selected</text:p>
      <text:p text:style-name="P90">Talk about the navigation options</text:p>
      <text:p text:style-name="P90"/>
      <text:p text:style-name="P91">Add a Canvas Group to the canvas, show the Alpha toggle. Explain how you can use this to fade in and out. </text:p>
      <text:p text:style-name="P90"/>
      <text:p text:style-name="P90"/>
      <text:p text:style-name="P90">Main menu should have two buttons. One to play the game, and one to show a high score table. The high score table should track the best 5 scores. Don't worry about saving them for now. We'll do that next week. </text:p>
      <text:p text:style-name="P90"/>
      <text:p text:style-name="P91">Add some nice fades to the UI. </text:p>
      <text:p text:style-name="P88"/>
      <text:p text:style-name="P88"/>
      <text:p text:style-name="P22"><text:tab/>Save the score in game globals m_iCurrentHighScore</text:p>
      <text:p text:style-name="P22"/>
      <text:p text:style-name="P22"/>
      <text:p text:style-name="P15">TODO:</text:p>
      <text:p text:style-name="P15">- Player preferences file (save high score)</text:p>
      <text:p text:style-name="P16">- Output XML (save high score, slightly better)</text:p>
      <text:p text:style-name="P16">- Audio? (Do the PCS in the room have audio?)</text:p>
      <text:p text:style-name="P22"><text:tab/></text:p>
      <text:p text:style-name="P25">Things for the students to do:</text:p>
      <text:p text:style-name="P25">- Collecting a coin speeds the world up</text:p>
      <text:p text:style-name="P25">- Main Menu</text:p>
      <text:p text:style-name="P25">- High Score Table</text:p>
      <text:p text:style-name="P25">- Coin pickup should spawn a particle effect</text:p>
      <text:p text:style-name="P25">- Player falling to their death should spawn an effect</text:p>
      <text:p text:style-name="P25"/>
      <text:p text:style-name="P25">Code improvements for Students to find/do:</text:p>
      <text:p text:style-name="P25">- Floor manager has no real error checking, nothing is checked for null</text:p>
      <text:p text:style-name="P26">- Floor manager spawning could be refactored so it's generic, we have block copy coding in Fixedupdate</text:p>
      <text:p text:style-name="P26">- Player Jump is shit, could be much nicer</text:p>
      <text:p text:style-name="P26">- The roll Unity puts onto keyboard input makes the player horizontal movement feel slow, could be replaced</text:p>
      <text:p text:style-name="P26"/>
      <text:p text:style-name="P23"/>
      <text:p text:style-name="P23"/>
      <text:p text:style-name="P24"/>
      <text:p text:style-name="P24"/>
      <text:p text:style-name="P9"/>
      <text:p text:style-name="P8"><text:tab/></text:p>
      <text:p text:style-name="P7"/>
      <text:p text:style-name="P7"/>
      <text:p text:style-name="P6"/>
      <text:p text:style-name="P6"><text:tab/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Helvetica" svg:font-family="Helvetica, Arial, sans-serif"/>
    <style:font-face style:name="Mangal2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7:49:16.010000000</meta:creation-date>
    <meta:editing-duration>P7DT29M48S</meta:editing-duration>
    <meta:editing-cycles>12</meta:editing-cycles>
    <meta:generator>LibreOffice/5.2.3.3$Windows_x86 LibreOffice_project/d54a8868f08a7b39642414cf2c8ef2f228f780cf</meta:generator>
    <dc:date>2017-02-08T10:08:57.493000000</dc:date>
    <meta:document-statistic meta:table-count="0" meta:image-count="0" meta:object-count="0" meta:page-count="1" meta:paragraph-count="206" meta:word-count="1711" meta:character-count="10155" meta:non-whitespace-character-count="8553"/>
  </office:meta>
</office:document-meta>
</file>